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width="0.051cm" draw:marker-start-width="0.276cm" draw:marker-end-width="0.276cm" draw:fill="solid" draw:fill-color="#cc6633" draw:textarea-horizontal-align="justify" draw:textarea-vertical-align="middle" draw:auto-grow-height="false" fo:padding-top="0.15cm" fo:padding-bottom="0.15cm" fo:padding-left="0.275cm" fo:padding-right="0.275cm" draw:shadow="hidden"/>
    </style:style>
    <style:style style:name="gr2" style:family="graphic" style:parent-style-name="standard">
      <style:graphic-properties draw:stroke="solid" svg:stroke-width="0.102cm" svg:stroke-color="#ffffff" draw:marker-start-width="0.352cm" draw:marker-end-width="0.352cm" draw:fill="solid" draw:fill-color="#23b8dc" draw:textarea-horizontal-align="justify" draw:textarea-vertical-align="middle" draw:auto-grow-height="false" fo:padding-top="0.175cm" fo:padding-bottom="0.175cm" fo:padding-left="0.3cm" fo:padding-right="0.3cm"/>
    </style:style>
    <style:style style:name="gr3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gr4" style:family="graphic" style:parent-style-name="standard">
      <style:graphic-properties draw:stroke="none" draw:fill="solid" draw:fill-color="#99ccff" draw:textarea-horizontal-align="justify" draw:textarea-vertical-align="middle" draw:auto-grow-height="false" draw:shadow="hidden"/>
    </style:style>
    <style:style style:name="gr5" style:family="graphic" style:parent-style-name="standard">
      <style:graphic-properties draw:stroke="none" draw:textarea-horizontal-align="justify" draw:textarea-vertical-align="middle" draw:auto-grow-height="false" draw:shadow="hidden"/>
    </style:style>
    <style:style style:name="gr6" style:family="graphic" style:parent-style-name="standard">
      <style:graphic-properties draw:stroke="none" draw:textarea-horizontal-align="justify" draw:textarea-vertical-align="middle" draw:auto-grow-height="fals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path draw:style-name="gr1" draw:text-style-name="P1" draw:layer="layout" svg:width="9.651cm" svg:height="9.651cm" svg:x="0.254cm" svg:y="0.254cm" svg:viewBox="0 0 9652 9652" svg:d="m2286 0h7366v7366c0 1296-990 2286-2286 2286h-7366v-7366c0-1296 990-2286 2286-2286z">
          <text:p/>
        </draw:path>
        <draw:path draw:style-name="gr2" draw:text-style-name="P1" draw:layer="layout" svg:width="8.128cm" svg:height="8.127cm" svg:x="1.015cm" svg:y="1.015cm" svg:viewBox="0 0 8129 8128" svg:d="m8128 1h1v1778c0 720-550 1270-1270 1270s-1270-550-1270-1270c0-182 35-354 100-508h-1497c-381 0-508 254-511 507 1 2116 1 4233 2 6350h-3683v-6349h1c31-1013 817-1779 1840-1779 20 0 6287 1 6287 1z">
          <text:p/>
        </draw:path>
        <draw:custom-shape draw:style-name="gr3" draw:text-style-name="P1" draw:layer="layout" svg:width="1.905cm" svg:height="1.905cm" svg:x="7.239cm" svg:y="4.4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1.143cm" svg:height="1.143cm" svg:x="7.493cm" svg:y="6.8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762cm" svg:height="0.762cm" svg:x="6.858cm" svg:y="8.3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4" draw:text-style-name="P1" draw:layer="layout" svg:width="1.41cm" svg:height="0.76cm" svg:x="6.994cm" svg:y="2.921cm" svg:viewBox="0 0 1411 761" svg:d="m280 0c105 373 439 634 853 634 98 0 191-14 278-41-147 106-330 168-532 168-460 0-820-321-879-761z">
          <text:p/>
        </draw:path>
        <draw:path draw:style-name="gr4" draw:text-style-name="P1" draw:layer="layout" svg:width="0.697cm" svg:height="0.697cm" svg:x="7.683cm" svg:y="7.112cm" svg:viewBox="0 0 698 698" svg:d="m100 217c0 216 165 381 381 381 82 0 156-24 217-65-68 101-183 165-317 165-216 0-381-165-381-381 0-135 64-250 164-317-41 61-64 135-64 217z">
          <text:p/>
        </draw:path>
        <draw:path draw:style-name="gr5" draw:text-style-name="P1" draw:layer="layout" svg:width="1.254cm" svg:height="1.255cm" svg:x="7.492cm" svg:y="4.839cm" svg:viewBox="0 0 1255 1256" svg:d="m127 430c0 396 302 699 698 699 164 0 313-53 430-142-126 165-325 269-557 269-396 0-698-303-698-699 0-232 103-431 268-557-89 117-141 265-141 430z">
          <text:p/>
        </draw:path>
        <draw:path draw:style-name="gr4" draw:text-style-name="P1" draw:layer="layout" svg:width="0.467cm" svg:height="0.467cm" svg:x="6.981cm" svg:y="8.552cm" svg:viewBox="0 0 468 468" svg:d="m67 145c0 145 111 256 256 256 54 0 104-16 145-43-45 67-122 110-213 110-144 0-255-111-255-256 0-90 43-167 110-212-27 41-43 91-43 145z">
          <text:p/>
        </draw:path>
        <draw:custom-shape draw:style-name="gr6" draw:text-style-name="P1" draw:layer="layout" svg:width="0.635cm" svg:height="5.842cm" svg:x="1.397cm" svg:y="2.921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.16cm" fo:page-height="10.1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C. Pilato</meta:initial-creator>
    <meta:creation-date>2011-03-23T14:57:52</meta:creation-date>
    <dc:date>2011-03-23T15:22:47</dc:date>
    <dc:creator>C. Pilato</dc:creator>
    <meta:editing-duration>PT00H09M12S</meta:editing-duration>
    <meta:editing-cycles>1</meta:editing-cycles>
    <meta:document-statistic meta:object-count="10"/>
    <meta:generator>OpenOffice.org/3.2$Linux OpenOffice.org_project/320m12$Build-9483</meta:generator>
  </office:meta>
</office:document-meta>
</file>